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70000184A00000E5EBDF18AE8.wmf"/>
  <manifest:file-entry manifest:media-type="" manifest:full-path="Pictures/20000007000019D70000103A2D498020.wmf"/>
  <manifest:file-entry manifest:media-type="" manifest:full-path="Pictures/200000070000138900001791D4FD424D.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Symbol1" svg:font-family="Symbol" style:font-family-generic="roman" style:font-charset="x-symbol"/>
    <style:font-face style:name="Tahoma" svg:font-family="Tahoma"/>
    <style:font-face style:name="Times New Roman" svg:font-family="'Times New Roman'" style:font-family-generic="roman"/>
    <style:font-face style:name="Times New Roman CYR" svg:font-family="'Times New Roman CYR'" style:font-family-generic="roman"/>
    <style:font-face style:name="Arial CYR" svg:font-family="'Arial CYR'" style:font-family-generic="swiss"/>
  </office:font-face-decls>
  <office:automatic-styles>
    <style:style style:name="Таблица1" style:family="table">
      <style:table-properties style:width="16.155cm" table:align="center" style:writing-mode="lr-tb"/>
    </style:style>
    <style:style style:name="Таблица1.A" style:family="table-column">
      <style:table-column-properties style:column-width="11.502cm"/>
    </style:style>
    <style:style style:name="Таблица1.B" style:family="table-column">
      <style:table-column-properties style:column-width="4.653cm"/>
    </style:style>
    <style:style style:name="Таблица1.1" style:family="table-row">
      <style:table-row-properties style:keep-together="true"/>
    </style:style>
    <style:style style:name="Таблица1.A1" style:family="table-cell">
      <style:table-cell-properties fo:padding-left="0.049cm" fo:padding-right="0.049cm" fo:padding-top="0cm" fo:padding-bottom="0cm" fo:border-left="0.002cm solid #000000" fo:border-right="none" fo:border-top="0.002cm solid #000000" fo:border-bottom="0.002cm solid #000000"/>
    </style:style>
    <style:style style:name="Таблица1.B1" style:family="table-cell">
      <style:table-cell-properties fo:padding-left="0.049cm" fo:padding-right="0.049cm" fo:padding-top="0cm" fo:padding-bottom="0cm" fo:border="0.002cm solid #000000"/>
    </style:style>
    <style:style style:name="Таблица1.A2" style:family="table-cell">
      <style:table-cell-properties fo:padding-left="0.049cm" fo:padding-right="0.049cm" fo:padding-top="0cm" fo:padding-bottom="0cm" fo:border-left="0.002cm solid #000000" fo:border-right="none" fo:border-top="none" fo:border-bottom="0.002cm solid #000000"/>
    </style:style>
    <style:style style:name="Таблица1.B2" style:family="table-cell">
      <style:table-cell-properties fo:padding-left="0.049cm" fo:padding-right="0.049cm" fo:padding-top="0cm" fo:padding-bottom="0cm" fo:border-left="0.002cm solid #000000" fo:border-right="0.002cm solid #000000" fo:border-top="none" fo:border-bottom="0.002cm solid #000000"/>
    </style:style>
    <style:style style:name="Таблица2" style:family="table">
      <style:table-properties style:width="16.503cm" table:align="center" style:writing-mode="lr-tb"/>
    </style:style>
    <style:style style:name="Таблица2.A" style:family="table-column">
      <style:table-column-properties style:column-width="6.274cm"/>
    </style:style>
    <style:style style:name="Таблица2.B" style:family="table-column">
      <style:table-column-properties style:column-width="4.87cm"/>
    </style:style>
    <style:style style:name="Таблица2.C" style:family="table-column">
      <style:table-column-properties style:column-width="5.359cm"/>
    </style:style>
    <style:style style:name="Таблица2.1" style:family="table-row">
      <style:table-row-properties style:min-row-height="0.884cm" style:keep-together="true"/>
    </style:style>
    <style:style style:name="Таблица2.A1" style:family="table-cell">
      <style:table-cell-properties fo:padding-left="0.191cm" fo:padding-right="0.191cm" fo:padding-top="0cm" fo:padding-bottom="0cm" fo:border-left="0.002cm solid #000000" fo:border-right="none" fo:border-top="0.002cm solid #000000" fo:border-bottom="0.002cm solid #000000"/>
    </style:style>
    <style:style style:name="Таблица2.C1" style:family="table-cell">
      <style:table-cell-properties fo:padding-left="0.191cm" fo:padding-right="0.191cm" fo:padding-top="0cm" fo:padding-bottom="0cm" fo:border="0.002cm solid #000000"/>
    </style:style>
    <style:style style:name="Таблица2.2" style:family="table-row">
      <style:table-row-properties style:min-row-height="0.725cm" style:keep-together="true"/>
    </style:style>
    <style:style style:name="Таблица2.A2" style:family="table-cell">
      <style:table-cell-properties fo:padding-left="0.191cm" fo:padding-right="0.191cm" fo:padding-top="0cm" fo:padding-bottom="0cm" fo:border-left="0.002cm solid #000000" fo:border-right="none" fo:border-top="none" fo:border-bottom="none"/>
    </style:style>
    <style:style style:name="Таблица2.C2" style:family="table-cell">
      <style:table-cell-properties fo:padding-left="0.191cm" fo:padding-right="0.191cm" fo:padding-top="0cm" fo:padding-bottom="0cm" fo:border-left="0.002cm solid #000000" fo:border-right="0.002cm solid #000000" fo:border-top="none" fo:border-bottom="none"/>
    </style:style>
    <style:style style:name="Таблица2.3" style:family="table-row">
      <style:table-row-properties style:min-row-height="1.014cm" style:keep-together="true"/>
    </style:style>
    <style:style style:name="Таблица2.A3" style:family="table-cell">
      <style:table-cell-properties fo:padding-left="0.191cm" fo:padding-right="0.191cm" fo:padding-top="0cm" fo:padding-bottom="0cm" fo:border-left="0.002cm solid #000000" fo:border-right="none" fo:border-top="0.002cm solid #000000" fo:border-bottom="0.088cm solid #000000"/>
    </style:style>
    <style:style style:name="Таблица2.C3" style:family="table-cell">
      <style:table-cell-properties fo:padding-left="0.191cm" fo:padding-right="0.191cm" fo:padding-top="0cm" fo:padding-bottom="0cm" fo:border-left="0.002cm solid #000000" fo:border-right="0.002cm solid #000000" fo:border-top="0.002cm solid #000000" fo:border-bottom="0.088cm solid #000000"/>
    </style:style>
    <style:style style:name="Таблица2.4" style:family="table-row">
      <style:table-row-properties style:min-row-height="0.411cm" style:keep-together="true"/>
    </style:style>
    <style:style style:name="Таблица2.A4" style:family="table-cell">
      <style:table-cell-properties fo:padding-left="0.191cm" fo:padding-right="0.191cm" fo:padding-top="0cm" fo:padding-bottom="0cm" fo:border-left="0.002cm solid #000000" fo:border-right="none" fo:border-top="none" fo:border-bottom="0.002cm solid #000000"/>
    </style:style>
    <style:style style:name="Таблица2.C4" style:family="table-cell">
      <style:table-cell-properties fo:padding-left="0.191cm" fo:padding-right="0.191cm" fo:padding-top="0cm" fo:padding-bottom="0cm" fo:border-left="0.002cm solid #000000" fo:border-right="0.002cm solid #000000" fo:border-top="none" fo:border-bottom="0.002cm solid #000000"/>
    </style:style>
    <style:style style:name="Таблица2.5" style:family="table-row">
      <style:table-row-properties style:min-row-height="0.501cm" style:keep-together="true"/>
    </style:style>
    <style:style style:name="Таблица3" style:family="table">
      <style:table-properties style:width="16.193cm" table:align="center" style:writing-mode="lr-tb"/>
    </style:style>
    <style:style style:name="Таблица3.A" style:family="table-column">
      <style:table-column-properties style:column-width="9.192cm"/>
    </style:style>
    <style:style style:name="Таблица3.B" style:family="table-column">
      <style:table-column-properties style:column-width="7.001cm"/>
    </style:style>
    <style:style style:name="Таблица3.1" style:family="table-row">
      <style:table-row-properties style:min-row-height="0.471cm" style:keep-together="true"/>
    </style:style>
    <style:style style:name="Таблица3.A1" style:family="table-cell">
      <style:table-cell-properties fo:padding-left="0.049cm" fo:padding-right="0.049cm" fo:padding-top="0cm" fo:padding-bottom="0cm" fo:border-left="0.002cm solid #000000" fo:border-right="none" fo:border-top="0.002cm solid #000000" fo:border-bottom="0.002cm solid #000000"/>
    </style:style>
    <style:style style:name="Таблица3.B1" style:family="table-cell">
      <style:table-cell-properties fo:padding-left="0.049cm" fo:padding-right="0.049cm" fo:padding-top="0cm" fo:padding-bottom="0cm" fo:border="0.002cm solid #000000"/>
    </style:style>
    <style:style style:name="Таблица3.2" style:family="table-row">
      <style:table-row-properties style:keep-together="true"/>
    </style:style>
    <style:style style:name="Таблица3.A2" style:family="table-cell">
      <style:table-cell-properties fo:padding-left="0.049cm" fo:padding-right="0.049cm" fo:padding-top="0cm" fo:padding-bottom="0cm" fo:border-left="0.002cm solid #000000" fo:border-right="none" fo:border-top="none" fo:border-bottom="0.002cm solid #000000"/>
    </style:style>
    <style:style style:name="Таблица3.B2" style:family="table-cell">
      <style:table-cell-properties fo:padding-left="0.049cm" fo:padding-right="0.049cm" fo:padding-top="0cm" fo:padding-bottom="0cm" fo:border-left="0.002cm solid #000000" fo:border-right="0.002cm solid #000000" fo:border-top="none" fo:border-bottom="0.002cm solid #000000"/>
    </style:style>
    <style:style style:name="P1" style:family="paragraph" style:parent-style-name="Standard" style:list-style-name="RTF_5f_Num_20_2" style:master-page-name="Standard">
      <style:paragraph-properties fo:margin-left="0cm" fo:margin-right="0cm" fo:line-height="125%" fo:text-align="center" style:justify-single-word="false" fo:text-indent="0cm" style:auto-text-indent="false">
        <style:tab-stops/>
      </style:paragraph-properties>
      <style:text-properties fo:text-transform="uppercase" fo:font-size="14pt" fo:font-weight="bold" style:font-size-asian="14pt" style:font-weight-asian="bold" style:font-size-complex="14pt" style:font-weight-complex="bold"/>
    </style:style>
    <style:style style:name="P2" style:family="paragraph" style:parent-style-name="Standard">
      <style:paragraph-properties fo:margin-left="0cm" fo:margin-right="0cm" fo:line-height="125%" fo:text-align="justify" style:justify-single-word="false" fo:text-indent="1.501cm" style:auto-text-indent="false">
        <style:tab-stops/>
      </style:paragraph-properties>
      <style:text-properties fo:font-size="14pt" style:font-size-asian="14pt" style:font-size-complex="14pt"/>
    </style:style>
    <style:style style:name="P3" style:family="paragraph" style:parent-style-name="Standard" style:list-style-name="RTF_5f_Num_20_3">
      <style:paragraph-properties fo:margin-left="1.501cm" fo:margin-right="0cm" fo:line-height="125%" fo:text-align="justify" style:justify-single-word="false" fo:text-indent="0cm" style:auto-text-indent="false">
        <style:tab-stops/>
      </style:paragraph-properties>
      <style:text-properties fo:font-size="14pt" style:font-size-asian="14pt" style:font-size-complex="14pt"/>
    </style:style>
    <style:style style:name="P4" style:family="paragraph" style:parent-style-name="Standard">
      <style:paragraph-properties fo:margin-left="0cm" fo:margin-right="0cm" fo:line-height="125%" fo:text-align="justify" style:justify-single-word="false" fo:text-indent="1.501cm" style:auto-text-indent="false"/>
      <style:text-properties fo:font-size="14pt" style:font-size-asian="14pt" style:font-size-complex="14pt"/>
    </style:style>
    <style:style style:name="P5" style:family="paragraph" style:parent-style-name="Standard" style:list-style-name="RTF_5f_Num_20_2">
      <style:paragraph-properties fo:margin-left="0cm" fo:margin-right="0cm" fo:line-height="125%" fo:text-align="center" style:justify-single-word="false" fo:text-indent="0cm" style:auto-text-indent="false">
        <style:tab-stops/>
      </style:paragraph-properties>
      <style:text-properties fo:text-transform="uppercase" fo:font-size="14pt" fo:font-weight="bold" style:font-size-asian="14pt" style:font-weight-asian="bold" style:font-size-complex="14pt" style:font-weight-complex="bold"/>
    </style:style>
    <style:style style:name="P6" style:family="paragraph" style:parent-style-name="Standard">
      <style:paragraph-properties fo:margin-left="0cm" fo:margin-right="0cm" fo:line-height="125%" fo:text-align="justify" style:justify-single-word="false" fo:text-indent="1cm" style:auto-text-indent="false"/>
      <style:text-properties fo:font-size="14pt" style:font-size-asian="14pt" style:font-size-complex="14pt"/>
    </style:style>
    <style:style style:name="P7" style:family="paragraph" style:parent-style-name="Standard">
      <style:paragraph-properties fo:margin-left="0cm" fo:margin-right="0cm" fo:line-height="125%" fo:text-align="end" style:justify-single-word="false" fo:text-indent="1cm" style:auto-text-indent="false"/>
      <style:text-properties fo:font-size="14pt" fo:font-style="italic" style:font-size-asian="14pt" style:font-style-asian="italic" style:font-size-complex="14pt" style:font-style-complex="italic"/>
    </style:style>
    <style:style style:name="P8" style:family="paragraph" style:parent-style-name="Standard">
      <style:paragraph-properties fo:margin-left="0cm" fo:margin-right="0cm" fo:line-height="125%" fo:text-align="center" style:justify-single-word="false" fo:text-indent="1cm" style:auto-text-indent="false"/>
      <style:text-properties fo:font-size="14pt" fo:font-weight="bold" style:font-size-asian="14pt" style:font-weight-asian="bold" style:font-size-complex="14pt" style:font-weight-complex="bold"/>
    </style:style>
    <style:style style:name="P9" style:family="paragraph" style:parent-style-name="Standard">
      <style:paragraph-properties fo:margin-left="0.058cm" fo:margin-right="0cm" fo:line-height="125%" fo:text-align="center" style:justify-single-word="false" fo:text-indent="0cm" style:auto-text-indent="false"/>
      <style:text-properties fo:font-size="14pt" style:font-size-asian="14pt" style:font-size-complex="14pt"/>
    </style:style>
    <style:style style:name="P10" style:family="paragraph" style:parent-style-name="Standard">
      <style:paragraph-properties fo:line-height="125%" fo:text-align="center" style:justify-single-word="false"/>
      <style:text-properties fo:font-size="14pt" style:font-size-asian="14pt" style:font-size-complex="14pt"/>
    </style:style>
    <style:style style:name="P11" style:family="paragraph" style:parent-style-name="Standard">
      <style:paragraph-properties fo:margin-left="0.058cm" fo:margin-right="0cm" fo:line-height="125%" fo:text-align="justify" style:justify-single-word="false" fo:text-indent="0cm" style:auto-text-indent="false"/>
      <style:text-properties fo:font-size="14pt" style:font-size-asian="14pt" style:font-size-complex="14pt"/>
    </style:style>
    <style:style style:name="P12" style:family="paragraph" style:parent-style-name="Standard">
      <style:paragraph-properties fo:line-height="125%" fo:text-align="justify" style:justify-single-word="false"/>
      <style:text-properties fo:font-size="14pt" style:font-size-asian="14pt" style:font-size-complex="14pt"/>
    </style:style>
    <style:style style:name="P13" style:family="paragraph" style:parent-style-name="Standard">
      <style:paragraph-properties fo:margin-left="0cm" fo:margin-right="0cm" fo:line-height="125%" fo:text-align="center" style:justify-single-word="false" fo:text-indent="1cm" style:auto-text-indent="false"/>
      <style:text-properties fo:font-size="14pt" style:font-size-asian="14pt" style:font-size-complex="14pt"/>
    </style:style>
    <style:style style:name="P14" style:family="paragraph" style:parent-style-name="Standard" style:list-style-name="RTF_5f_Num_20_2">
      <style:paragraph-properties fo:margin-left="1cm" fo:margin-right="0cm" fo:line-height="125%" fo:text-align="center" style:justify-single-word="false" fo:text-indent="0cm" style:auto-text-indent="false">
        <style:tab-stops/>
      </style:paragraph-properties>
      <style:text-properties fo:text-transform="uppercase" fo:font-size="14pt" fo:font-weight="bold" style:font-size-asian="14pt" style:font-weight-asian="bold" style:font-size-complex="14pt" style:font-weight-complex="bold"/>
    </style:style>
    <style:style style:name="P15" style:family="paragraph" style:parent-style-name="Standard">
      <style:paragraph-properties fo:margin-left="0cm" fo:margin-right="0cm" fo:line-height="125%" fo:text-align="justify" style:justify-single-word="false" fo:text-indent="1.501cm" style:auto-text-indent="false"/>
    </style:style>
    <style:style style:name="P16" style:family="paragraph" style:parent-style-name="Standard">
      <style:paragraph-properties fo:line-height="125%"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7" style:family="paragraph" style:parent-style-name="Standard">
      <style:paragraph-properties fo:margin-left="0cm" fo:margin-right="0cm" fo:line-height="125%" fo:text-align="center" style:justify-single-word="false" fo:text-indent="0.019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P18" style:family="paragraph" style:parent-style-name="Standard">
      <style:paragraph-properties fo:line-height="125%" fo:text-align="justify" style:justify-single-word="false"/>
      <style:text-properties fo:font-size="14pt" fo:font-style="italic" style:font-size-asian="14pt" style:font-style-asian="italic" style:font-size-complex="14pt" style:font-style-complex="italic"/>
    </style:style>
    <style:style style:name="P19" style:family="paragraph" style:parent-style-name="Standard">
      <style:paragraph-properties fo:line-height="125%"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20" style:family="paragraph" style:parent-style-name="Standard">
      <style:paragraph-properties fo:margin-left="0cm" fo:margin-right="0cm" fo:line-height="125%" fo:text-align="justify" style:justify-single-word="false" fo:text-indent="1.501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P21" style:family="paragraph" style:parent-style-name="Standard" style:list-style-name="RTF_5f_Num_20_2">
      <style:paragraph-properties fo:margin-left="1.501cm" fo:margin-right="0cm" fo:line-height="125%" fo:text-align="justify" style:justify-single-word="false" fo:text-indent="0cm" style:auto-text-indent="false"/>
      <style:text-properties fo:font-size="14pt" style:font-size-asian="14pt" style:font-size-complex="14pt"/>
    </style:style>
    <style:style style:name="P22" style:family="paragraph" style:parent-style-name="Standard" style:list-style-name="RTF_5f_Num_20_2">
      <style:paragraph-properties fo:margin-left="1.501cm" fo:margin-right="0cm" fo:line-height="125%" fo:text-align="justify" style:justify-single-word="false" fo:text-indent="0cm" style:auto-text-indent="false"/>
    </style:style>
    <style:style style:name="P23" style:family="paragraph" style:parent-style-name="Standard">
      <style:paragraph-properties fo:line-height="125%" fo:text-align="center" style:justify-single-word="false"/>
      <style:text-properties style:font-name="Arial CYR" fo:font-size="10pt" style:font-name-asian="Arial CYR" style:font-size-asian="10pt" style:font-name-complex="Arial CYR" style:font-size-complex="10pt"/>
    </style:style>
    <style:style style:name="P24" style:family="paragraph" style:parent-style-name="Standard">
      <style:paragraph-properties fo:line-height="125%" fo:text-align="center" style:justify-single-word="false"/>
      <style:text-properties fo:font-size="14pt" fo:font-style="italic" style:font-size-asian="14pt" style:font-style-asian="italic" style:font-size-complex="14pt" style:font-style-complex="italic"/>
    </style:style>
    <style:style style:name="P25" style:family="paragraph" style:parent-style-name="Standard" style:list-style-name="RTF_5f_Num_20_2">
      <style:paragraph-properties fo:margin-left="1.501cm" fo:margin-right="0cm" fo:line-height="125%" fo:text-align="center" style:justify-single-word="false" fo:text-indent="0cm" style:auto-text-indent="false"/>
      <style:text-properties fo:text-transform="uppercase" fo:font-size="14pt" fo:font-weight="bold" style:font-size-asian="14pt" style:font-weight-asian="bold" style:font-size-complex="14pt" style:font-weight-complex="bold"/>
    </style:style>
    <style:style style:name="P26" style:family="paragraph" style:parent-style-name="Standard" style:list-style-name="RTF_5f_Num_20_2">
      <style:paragraph-properties fo:margin-left="0.002cm" fo:margin-right="0cm" fo:line-height="125%" fo:text-align="center" style:justify-single-word="false" fo:text-indent="0cm" style:auto-text-indent="false">
        <style:tab-stops/>
      </style:paragraph-properties>
      <style:text-properties fo:text-transform="uppercase" fo:font-size="14pt" fo:font-weight="bold" style:font-size-asian="14pt" style:font-weight-asian="bold" style:font-size-complex="14pt" style:font-weight-complex="bold"/>
    </style:style>
    <style:style style:name="P27" style:family="paragraph" style:parent-style-name="Standard">
      <style:paragraph-properties fo:line-height="125%" fo:text-align="center" style:justify-single-word="false"/>
      <style:text-properties fo:font-size="14pt" fo:font-weight="bold" style:font-size-asian="14pt" style:font-weight-asian="bold" style:font-size-complex="14pt" style:font-weight-complex="bold"/>
    </style:style>
    <style:style style:name="T1" style:family="text">
      <style:text-properties fo:font-size="14pt" fo:font-style="italic" fo:font-weight="bold" style:font-size-asian="14pt" style:font-style-asian="italic" style:font-weight-asian="bold" style:font-size-complex="14pt" style:font-style-complex="italic" style:font-weight-complex="bold"/>
    </style:style>
    <style:style style:name="T2" style:family="text">
      <style:text-properties fo:font-size="14pt" style:font-size-asian="14pt" style:font-size-complex="14pt"/>
    </style:style>
    <style:style style:name="T3" style:family="text">
      <style:text-properties style:font-name="Times New Roman" fo:font-size="14pt" fo:language="en" fo:country="US" style:font-name-asian="Times New Roman" style:font-size-asian="14pt" style:font-name-complex="Times New Roman" style:font-size-complex="14pt"/>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style:font-name="Symbol1" fo:font-size="14pt" style:font-name-asian="Symbol1" style:font-size-asian="14pt" style:font-name-complex="Symbol1" style:font-size-complex="14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RTF_5f_Num_20_2">
        <text:list-item>
          <text:p text:style-name="P1">ОХРАНА ТРУДА ПРИ РАБОТЕ С МОНИТОРАМИ</text:p>
        </text:list-item>
      </text:list>
      <text:p text:style-name="P2"/>
      <text:p text:style-name="P2">При использовании программного средства пользователю придется работать с мониторами, в которых для отображения информации используется ЭЛТ. Поэтому целесообразно рассмотрение проблем безопасности труда при работе с мониторами. Возникновение нежелательных факторов обусловлено неэргономичностью мониторов и рабочего места, повышенными локальными нагрузками при работе с мониторами.</text:p>
      <text:p text:style-name="P2">Рассматриваемые физические факторы, связанные с мониторами:</text:p>
      <text:list text:style-name="RTF_5f_Num_20_3">
        <text:list-item>
          <text:p text:style-name="P3">повышенный уровень электромагнитного излучения</text:p>
        </text:list-item>
        <text:list-item>
          <text:p text:style-name="P3">повышенный уровень ультрафиолетового излучения</text:p>
        </text:list-item>
        <text:list-item>
          <text:p text:style-name="P3">повышенный уровень рентгеновского излучения</text:p>
        </text:list-item>
        <text:list-item>
          <text:p text:style-name="P3">повышенная напряженность электростатического поля</text:p>
        </text:list-item>
      </text:list>
      <text:p text:style-name="P4">Для защиты пользователей от воздействий выше перечисленных вредных факторов при работе с мониторами вводится контроль параметров этих факторов использование специальных средств защиты, регламентирование, режим труда и т.д.</text:p>
      <text:p text:style-name="P4"/>
      <text:list text:style-name="RTF_5f_Num_20_2" text:continue-numbering="true">
        <text:list-item>
          <text:p text:style-name="P5">Излучения и поля</text:p>
        </text:list-item>
      </text:list>
      <text:p text:style-name="P6"/>
      <text:p text:style-name="P4">К числу вредных факторов, с которыми сталкивается человек, работающий за монитором, относятся рентгеновское и электромагнитное излучения, а также электростатическое поле. (Допустимые нормы для этих параметров представлены в таблице 1.)</text:p>
      <text:p text:style-name="P4">Благодаря существующим достаточно строгим стандартам дозы рентгеновского излучения от современных видеомониторов не опасны для большинства пользователей. Исключение составляют люди с повышенной чувствительностью к нему (в частности, рентгеновские излучения от монитора опасны для беременных женщин, поскольку могут оказать неблагоприятное воздействие на плод на ранних стадиях развития).</text:p>
      <text:p text:style-name="P7">Таблица 10.1.</text:p>
      <text:p text:style-name="P8">Допустимые значения параметров излучений, генерируемых видеомониторами.</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9">Параметры</text:p>
          </table:table-cell>
          <table:table-cell table:style-name="Таблица1.B1" office:value-type="string">
            <text:p text:style-name="P10">Допустимые </text:p>
            <text:p text:style-name="P10">значения</text:p>
          </table:table-cell>
        </table:table-row>
        <table:table-row table:style-name="Таблица1.1">
          <table:table-cell table:style-name="Таблица1.A2" office:value-type="string">
            <text:p text:style-name="P11">Мощность экспозиционной дозы рентгеновского излучения на расстоянии 0,05 м вокруг видеомонитора </text:p>
          </table:table-cell>
          <table:table-cell table:style-name="Таблица1.B2" office:value-type="string">
            <text:p text:style-name="P12"/>
            <text:p text:style-name="P12">100 мкР/час</text:p>
          </table:table-cell>
        </table:table-row>
        <table:table-row table:style-name="Таблица1.1">
          <table:table-cell table:style-name="Таблица1.A2" office:value-type="string">
            <text:p text:style-name="P11">Электромагнитное излучение на расстоянии 0,5 м вокруг видеомонитора по электрической составляющей: <text:s/></text:p>
            <text:p text:style-name="P11">в диапазоне 5 Гц-2 кГц </text:p>
          </table:table-cell>
          <table:table-cell table:style-name="Таблица1.B2" office:value-type="string">
            <text:p text:style-name="P12"/>
            <text:p text:style-name="P12"/>
            <text:p text:style-name="P12"/>
            <text:p text:style-name="P12">25 В/м</text:p>
          </table:table-cell>
        </table:table-row>
        <table:table-row table:style-name="Таблица1.1">
          <table:table-cell table:style-name="Таблица1.A2" office:value-type="string">
            <text:p text:style-name="P11">в диапазоне 2-400 кГц</text:p>
          </table:table-cell>
          <table:table-cell table:style-name="Таблица1.B2" office:value-type="string">
            <text:p text:style-name="P12">2,5 В/м</text:p>
          </table:table-cell>
        </table:table-row>
        <table:table-row table:style-name="Таблица1.1">
          <table:table-cell table:style-name="Таблица1.A2" office:value-type="string">
            <text:p text:style-name="P11">по магнитной составляющей: </text:p>
            <text:p text:style-name="P11">в диапазоне 5 Гц-2 кГц </text:p>
          </table:table-cell>
          <table:table-cell table:style-name="Таблица1.B2" office:value-type="string">
            <text:p text:style-name="P12">250 нТл</text:p>
          </table:table-cell>
        </table:table-row>
        <table:table-row table:style-name="Таблица1.1">
          <table:table-cell table:style-name="Таблица1.A2" office:value-type="string">
            <text:p text:style-name="P11">в диапазоне 2-400 кГц <text:s/></text:p>
          </table:table-cell>
          <table:table-cell table:style-name="Таблица1.B2" office:value-type="string">
            <text:p text:style-name="P12">25 нТл</text:p>
          </table:table-cell>
        </table:table-row>
        <table:table-row table:style-name="Таблица1.1">
          <table:table-cell table:style-name="Таблица1.A2" office:value-type="string">
            <text:p text:style-name="P11">Поверхностный электростатический потенциал </text:p>
          </table:table-cell>
          <table:table-cell table:style-name="Таблица1.B2" office:value-type="string">
            <text:p text:style-name="P12">Не более 500 В</text:p>
          </table:table-cell>
        </table:table-row>
      </table:table>
      <text:p text:style-name="P6"/>
      <text:p text:style-name="P4">Специалисты не пришли к однозначному выводу относительно воздействия электромагнитного излучения на организм человека, однако совершенно очевидно, что уровни излучения, фиксируемые вблизи монитора (таблица 10.1.), опасности не представляют.</text:p>
      <text:p text:style-name="P4">При работе монитора возникает и электростатическое поле. Уровни его напряженности невелики и не оказывают существенного воздействия на организм человека в отличие от более высоких уровней электростатического поля, характерных для промышленных условий. Более значимой для пользователей является способность заряженных микрочастиц адсорбировать пылинки, тем самым препятствуя их оседанию и повышая дополнительный риск аллергических заболеваний кожи, глаз, верхних дыхательных путей. </text:p>
      <text:p text:style-name="P13"/>
      <text:list text:style-name="RTF_5f_Num_20_2" text:continue-numbering="true">
        <text:list-item>
          <text:p text:style-name="P14">Стандарты на мониторы</text:p>
        </text:list-item>
      </text:list>
      <text:p text:style-name="P6"/>
      <text:p text:style-name="P4">Выделяют две основные группы стандартов и рекомендаций - по безопасности и эргономике.</text:p>
      <text:p text:style-name="P4">К первой группе относятся стандарты UL, CSA, DHHS, CE, скандинавские SEMRO, DEMKO, NEMKO и FIMKO, а также FCC Class B. Из второй группы наиболее известны MPR-II, TCO "92 и TCO"95, ISO 9241-3, EPA Energy Star, TUV Ergonomie.</text:p>
      <text:p text:style-name="P15"><text:span text:style-name="T1">FCC Class B</text:span><text:span text:style-name="T2">. Этот стандарт разработан канадской Федеральной комиссией по коммуникациям для обеспечения приемлемой защиты окружающей среды от влияния радиопомех в замкнутом пространстве. Оборудование, соответствующее требованиям FCC Class B, не должно мешать работе теле- и радиоаппаратуры.</text:span></text:p>
      <text:p text:style-name="P15"><text:span text:style-name="T1">MPR-II</text:span><text:span text:style-name="T2">. Этот стандарт был выпущен в 1990 г. Шведским национальным департаментом стандартов и утвержден ЕЭС. MPR-II налагает ограничения на излучения от компьютерных мониторов и промышленной техники, используемой в офисе.</text:span></text:p>
      <text:p text:style-name="P15"><text:span text:style-name="T1">ТСО "92</text:span><text:span text:style-name="T2">. Рекомендация, разработанная Шведской конфедерацией профсоюзов и Национальным советом индустриального и технического развития Швеции (NUTEK), регламентирует взаимодействие с окружающей средой. Она требует уменьшения электрического и магнитного полей до технически возможного уровня с целью защиты пользователя. Для того чтобы получить сертификат ТСО "92, монитор должен отвечать стандартам низкого излучения (Low Radiation), т. е. иметь низкий уровень электромагнитного поля, обеспечивать автоматическое снижение энергопотребления при долгом неиспользовании, отвечать европейским стандартам пожарной и электрической безопасности. Как видно из таблицы 3, требования TCO "92 являются гораздо более жесткими, чем требования MPR-II.</text:span></text:p>
      <text:p text:style-name="P4">В 1995 г. требования ТСО были ужесточены. Заметим, что в Европе уже невозможно продать монитор, не имеющий соответствия ТСО "92, хотя подобное удовольствие обходится покупателям недешево - около 90 долл. дополнительно.</text:p>
      <text:p text:style-name="P7">Таблица 10.2.</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6">Диапазон частот</text:p>
          </table:table-cell>
          <table:table-cell table:style-name="Таблица2.A1" office:value-type="string">
            <text:p text:style-name="P16">Требования MPR-II (расстояние 0,5 м)</text:p>
          </table:table-cell>
          <table:table-cell table:style-name="Таблица2.C1" office:value-type="string">
            <text:p text:style-name="P17">Требования TCO "92 (расстояние 0,5 м)</text:p>
          </table:table-cell>
        </table:table-row>
        <table:table-row table:style-name="Таблица2.2">
          <table:table-cell table:style-name="Таблица2.A2" office:value-type="string">
            <text:p text:style-name="P18">Электрическое поле</text:p>
            <text:p text:style-name="P19"><text:s text:c="2"/></text:p>
            <text:p text:style-name="P12">Сверхнизкие (5 Гц - 2 кГц)</text:p>
          </table:table-cell>
          <table:table-cell table:style-name="Таблица2.A2" office:value-type="string">
            <text:p text:style-name="P10"/>
            <text:p text:style-name="P10"/>
            <text:p text:style-name="P10">25,5 В/м</text:p>
          </table:table-cell>
          <table:table-cell table:style-name="Таблица2.C2" office:value-type="string">
            <text:p text:style-name="P10"/>
            <text:p text:style-name="P10"/>
            <text:p text:style-name="P10">10 В/м</text:p>
          </table:table-cell>
        </table:table-row>
        <table:table-row table:style-name="Таблица2.3">
          <table:table-cell table:style-name="Таблица2.A3" office:value-type="string">
            <text:p text:style-name="P12">Низкие (2 кГц - 400 кГц)</text:p>
          </table:table-cell>
          <table:table-cell table:style-name="Таблица2.A3" office:value-type="string">
            <text:p text:style-name="P10">2,5 В/м</text:p>
          </table:table-cell>
          <table:table-cell table:style-name="Таблица2.C3" office:value-type="string">
            <text:p text:style-name="P10">1 В/м</text:p>
          </table:table-cell>
        </table:table-row>
        <table:table-row table:style-name="Таблица2.4">
          <table:table-cell table:style-name="Таблица2.A4" office:value-type="string">
            <text:p text:style-name="P18">Магнитное поле </text:p>
            <text:p text:style-name="P12"/>
            <text:p text:style-name="P12">Сверхнизкие (5 Гц - 2 кГц)</text:p>
          </table:table-cell>
          <table:table-cell table:style-name="Таблица2.A4" office:value-type="string">
            <text:p text:style-name="P10"/>
            <text:p text:style-name="P10"/>
            <text:p text:style-name="P10">250 нТл</text:p>
          </table:table-cell>
          <table:table-cell table:style-name="Таблица2.C4" office:value-type="string">
            <text:p text:style-name="P10"/>
            <text:p text:style-name="P10"/>
            <text:p text:style-name="P10">200 нТл</text:p>
          </table:table-cell>
        </table:table-row>
        <table:table-row table:style-name="Таблица2.5">
          <table:table-cell table:style-name="Таблица2.A4" office:value-type="string">
            <text:p text:style-name="P12">Низкие (2 кГц - 400 кГц)</text:p>
          </table:table-cell>
          <table:table-cell table:style-name="Таблица2.A4" office:value-type="string">
            <text:p text:style-name="P10">25 нТл</text:p>
          </table:table-cell>
          <table:table-cell table:style-name="Таблица2.C4" office:value-type="string">
            <text:p text:style-name="P10">25 нТл</text:p>
          </table:table-cell>
        </table:table-row>
      </table:table>
      <text:p text:style-name="P20"/>
      <text:p text:style-name="P15"><text:span text:style-name="T1">TUV Ergonomie</text:span><text:span text:style-name="T2"> - немецкий стандарт эргономики. Мониторы, отвечающие этому стандарту, прошли испытания согласно EN 60950 (электрическая безопасность) и ZH 1/618 (эргономическое обустройство рабочих мест, оснащенных дисплеями), а также отвечают шведскому стандарту MPR-II.</text:span></text:p>
      <text:p text:style-name="P15"><text:span text:style-name="T1">EPA Energy Star VESA DPMS</text:span><text:span text:style-name="T2">. Согласно этому стандарту монитор должен поддерживать три энергосберегающих режима - ожидание (stand-by), приостановку (suspend) и "сон" (off). В режиме ожидания изображение на экране пропадает, но внутренние компоненты монитора функционируют в нормальном режиме, а энергопотребление снижается до 80% от рабочего состояния. В режиме приостановки, как правило, отключаются высоковольтные узлы, а потребление энергии падает до 30 Вт и менее. И наконец, в режиме так называемого "сна" монитор потребляет не более 8 Вт, а функционирует у него только микропроцессор. При нажатии любой клавиши клавиатуры или движении мыши монитор переходит в нормальный режим работы.</text:span></text:p>
      <text:p text:style-name="P15"><text:span text:style-name="T2">Российский стандарт </text:span><text:span text:style-name="T1">ГОСТ 27954 - 88</text:span><text:span text:style-name="T2"> на видеомониторы персональных ЭВМ. Требования этого стандарта обязательны для любого монитора, продаваемого в РФ. Основные требования приведены в таблице 10.3.</text:span></text:p>
      <text:p text:style-name="P7">Таблица 10.3.</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16">Характеристика монитора </text:p>
          </table:table-cell>
          <table:table-cell table:style-name="Таблица3.B1" office:value-type="string">
            <text:p text:style-name="P16">Требование ГОСТ 27954 - 88</text:p>
          </table:table-cell>
        </table:table-row>
        <table:table-row table:style-name="Таблица3.2">
          <table:table-cell table:style-name="Таблица3.A2" office:value-type="string">
            <text:p text:style-name="P12">Частота кадров при работе с позитивным контрастом</text:p>
          </table:table-cell>
          <table:table-cell table:style-name="Таблица3.B2" office:value-type="string">
            <text:p text:style-name="P10">Не менее 60 Гц</text:p>
          </table:table-cell>
        </table:table-row>
        <table:table-row table:style-name="Таблица3.2">
          <table:table-cell table:style-name="Таблица3.A2" office:value-type="string">
            <text:p text:style-name="P12">Частота кадров в режиме обработки текста</text:p>
          </table:table-cell>
          <table:table-cell table:style-name="Таблица3.B2" office:value-type="string">
            <text:p text:style-name="P10">Не менее 72 Гц</text:p>
          </table:table-cell>
        </table:table-row>
        <table:table-row table:style-name="Таблица3.2">
          <table:table-cell table:style-name="Таблица3.A2" office:value-type="string">
            <text:p text:style-name="P12">Дрожание элементов изображения </text:p>
          </table:table-cell>
          <table:table-cell table:style-name="Таблица3.B2" office:value-type="string">
            <text:p text:style-name="P10">Не более 0,1 мм</text:p>
          </table:table-cell>
        </table:table-row>
        <table:table-row table:style-name="Таблица3.2">
          <table:table-cell table:style-name="Таблица3.A2" office:value-type="string">
            <text:p text:style-name="P12">Антибликовое покрытие</text:p>
          </table:table-cell>
          <table:table-cell table:style-name="Таблица3.B2" office:value-type="string">
            <text:p text:style-name="P10">Обязательно</text:p>
          </table:table-cell>
        </table:table-row>
        <table:table-row table:style-name="Таблица3.2">
          <table:table-cell table:style-name="Таблица3.A2" office:value-type="string">
            <text:p text:style-name="P12">Мощность дозы рентгеновского излучения на расстоянии 5 см от экрана при 41-часовой рабочей неделе</text:p>
          </table:table-cell>
          <table:table-cell table:style-name="Таблица3.B2" office:value-type="string">
            <text:p text:style-name="P10">Не более 0,03 мкР/с</text:p>
          </table:table-cell>
        </table:table-row>
      </table:table>
      <text:p text:style-name="P4"/>
      <text:p text:style-name="P4">Кроме того, данным стандартом не допускается применение взрывоопасных ЭЛТ, регламентируется степень детализации технической документации на мониторы, а также устанавливаются требования стандартизации и унификации, технологичности, эргономики и технической эстетики, безопасности, технического ремонта и обслуживания, а также надежности.</text:p>
      <text:p text:style-name="P4">Мониторы персональных компьютеров и рабочих станций при обязательной сертификации подвергаются сертификационным испытаниям по следующим параметрам:</text:p>
      <text:p text:style-name="P4">1. Параметры безопасности - электрическая, механическая, пожарная безопасность (ГОСТ Р 50377 - 92).</text:p>
      <text:p text:style-name="P4">2. Санитарно-гигиенические требования - уровень звуковых шумов (ГОСТ 26329 - 84 или ГОСТ 2718 - 88), ультрафиолетовое, рентгеновское излучения и показатели качества изображения (ГОСТ 27954-88).</text:p>
      <text:p text:style-name="P4">3. Электромагнитная совместимость - излучаемые радиопомехи (ГОСТ 29216 - 91).</text:p>
      <text:p text:style-name="P4">Сертификат выдается только на весь комплекс вышеперечисленных ГОСТов.</text:p>
      <text:p text:style-name="P4">Согласно СанПиН, "запрещается утверждение нормативной и технической документации на новые видеодисплейные терминалы и персональные вычислительные машины, постановка их на производство, продажа и использование в производственных условиях, учебном процессе и в быту, а также их закупка и ввоз на территорию Российский Федерации без согласования нормативной и технической документации с органами Госсанэпиднадзора России и получения гигиенических сертификатов". </text:p>
      <text:p text:style-name="P4">В настоящий момент государственная организация СЕРТИНФО выдала сертификаты соответствия на мониторы фирм ALR, Funai, HP, IBM, Samsung, Siemens Nixdorf, Sony, ViewSonic. Практически все модели Samsung, Panasonic, Sony и ViewSonic прошли российскую сертификацию.</text:p>
      <text:p text:style-name="P13"/>
      <text:list text:style-name="RTF_5f_Num_20_2" text:continue-numbering="true">
        <text:list-item>
          <text:p text:style-name="P5">Положения Госсанэпиднадзора</text:p>
        </text:list-item>
      </text:list>
      <text:p text:style-name="P12"><text:s/></text:p>
      <text:p text:style-name="P4">Летом 1996 г. Госсанэпиднадзором России были утверждены "Гигиенические требования к видиодисплейным терминалам (ВДТ), персональным электронно-вычислительным машинам и организация работы" (CанПиН 2.2.2.542-96).</text:p>
      <text:p text:style-name="P4">Приложение общих положений теории электродинамических явлений к конструкции конкретных электрических приборов, в частности, ЭВМ, позволяет сделать некоторые выводы относительно источников и конфигурации электрических и магнитных полей, излучаемых этими приборами. Известно, что электрическое поле излучается теми частями электрических установок, в которых используются высокие напряжения, а магнитное поле излучается сильными токами. </text:p>
      <text:p text:style-name="P4">В компьютере высокие напряжения используются в ускорительной системе электроннолучевой трубки (ЭЛТ) ВДТ, а сильные токи текут в системе управления электронными лучами трубки и цепях блока питания. Именно эти части ЭВМ и являются основными источниками электромагнитного излучения. <text:line-break/>Силовые линии электрического поля можно представить начинающимися в области вблизи заднего конца ЭЛТ и оканчивающимися на поверхностях, находящихся вблизи ВДТ, в том числе и на поверхности тела пользователя ЭВМ, сидящего перед компьютером (рис. 10.1). </text:p>
      <text:p text:style-name="P4">Силовые линии магнитного поля образуют замкнутые конфигурации, начинающиеся и заканчивающиеся на магнитных кольцах фокусирующей системы ЭЛТ (рис. 10.2). Непосредственно перед экраном ВДТ плотность магнитного потока достигает величин единиц мкТл, но быстро убывает с расстоянием от монитора.</text:p>
      <text:p text:style-name="P4">Количественные характеристики распределения электромагнитных полей ВДТ исследовались в работах [2,3]. Обнаружено, что: </text:p>
      <text:list text:style-name="RTF_5f_Num_20_2" text:continue-numbering="true">
        <text:list-item>
          <text:p text:style-name="P21">Электромагнитное поле возбуждается на частотах кадровой (60 Гц) и строчной (22 кГц) разверток и их гармоник; </text:p>
        </text:list-item>
        <text:list-item>
          <text:p text:style-name="P21">Электрическое поле ВДТ близко к электрическому полю точечного заряда, а магнитное – к полю магнитного диполя, находящихся в геометрическом центре ВДТ. При этом частоту 60 Гц излучает система токов, близкая к горизонтальному диполю, а 22 кГц – к вертикальному; </text:p>
        </text:list-item>
        <text:list-item>
          <text:p text:style-name="P22"><text:span text:style-name="T2">При удалении от экрана ВДТ поля быстро спадают. Например, электрическое поле спадает в </text:span><text:span text:style-name="T3">&gt;&gt; </text:span><text:span text:style-name="T2">40 раз при удалении от экрана на расстояние 1,25 м.</text:span></text:p>
        </text:list-item>
      </text:list>
      <text:p text:style-name="P4"><text:s/>Эти результаты относятся к определенным типам ВДТ (Midsumy и Hyundai). В 1996-97г.г. Центром ГСЭН в Тульской обл. была проведена оценка электромагнитной безопасности мониторов компьютеров различных фирм-изготовителей. Всего было проверено 248 мониторов, в том числе: </text:p>
      <text:list text:style-name="RTF_5f_Num_20_3" text:continue-numbering="true">
        <text:list-item>
          <text:p text:style-name="P3">Hewlett Packard – 70 мониторов, </text:p>
        </text:list-item>
        <text:list-item>
          <text:p text:style-name="P3">Электроника – 47 мониторов, </text:p>
        </text:list-item>
        <text:list-item>
          <text:p text:style-name="P3">Alcatel – 38 мониторов, </text:p>
        </text:list-item>
        <text:list-item>
          <text:p text:style-name="P3">Samsung – 23 мониторов, </text:p>
        </text:list-item>
        <text:list-item>
          <text:p text:style-name="P3">Nec – 13 мониторов </text:p>
        </text:list-item>
      </text:list>
      <text:p text:style-name="P4">и других фирм (Acer, Bridgе, Compaq и др.), представленных единичными экземплярами (всего 21 монитор). Обнаружено, что большая часть мониторов создает перед экраном электрические поля, удовлетворяющие CанПиН 2.2.2.542-96, однако некоторые мониторы (в основном, выпуска до 1992 г.) фирм Hewlett Packard и Samsung вблизи боковой поверхности создают поля, превышающие допустимый уровень вдвое, а над монитором – даже в 4 – 7 раз. Следует учесть, однако, что измерения проводились с помощью приборов НФМ-1, не вполне соответствующих требованиям CанПиН 2.2.2.542-96 по частотным характеристикам. </text:p>
      <text:p text:style-name="P23"><draw:frame draw:style-name="fr1" draw:name="Графический объект1" text:anchor-type="as-char" svg:width="8.29cm" svg:height="4.904cm" draw:z-index="0"><draw:image xlink:href="Pictures/200000070000184A00000E5EBDF18AE8.wmf" xlink:type="simple" xlink:show="embed" xlink:actuate="onLoad"/></draw:frame></text:p>
      <text:p text:style-name="P24">Рис.10.1 Распределение электрического поля вблизи персональной</text:p>
      <text:p text:style-name="P24">электронно-вычислительной машины</text:p>
      <text:p text:style-name="P23"><draw:frame draw:style-name="fr1" draw:name="Графический объект2" text:anchor-type="as-char" svg:width="8.819cm" svg:height="5.539cm" draw:z-index="1"><draw:image xlink:href="Pictures/20000007000019D70000103A2D498020.wmf" xlink:type="simple" xlink:show="embed" xlink:actuate="onLoad"/></draw:frame></text:p>
      <text:p text:style-name="P24">Рис.10.2 Распределение магнитного поля вблизи видеодисплейного</text:p>
      <text:p text:style-name="P24">терминала персональной электронно-вычислительной машины.</text:p>
      <text:p text:style-name="P4"/>
      <text:list text:style-name="RTF_5f_Num_20_2" text:continue-numbering="true">
        <text:list-item>
          <text:p text:style-name="P25">ОБЩИЕ ПРОБЛЕМЫ ИЗМЕРЕНИЯ </text:p>
        </text:list-item>
      </text:list>
      <text:p text:style-name="P4"/>
      <text:p text:style-name="P4">В практической работе органов Госсанэпиднадзора проводятся как лабораторные исследования с целью гигиенической сертификации ВДТ и ПЭВМ, так и гигиеническая аттестация рабочих мест. Содержание этих работ определяется их целями. </text:p>
      <text:p text:style-name="P15"><text:span text:style-name="T4">СЕРТИФИКАЦИЯ</text:span><text:span text:style-name="T2"> продукции: фиксация факта соответствия продукции определенного типа эргономическим требованиям и требованиям безопасности по отношению к факторам, признанных вредными, влияние которых может привести к ухудшению здоровья пользователей. Методы и средства сертификационных испытаний ВДТ описаны в ГОСТ Р 50948-96 и ГОСТ Р 50949-96. Результаты сертификации позволяют потенциальным пользователям произвести осознанный выбор конкретного типа продукции в целях обеспечения безопасных и безвредных условий труда, регламентации режимов труда и, кроме того, предотвратить ввоз в Россию потенциально опасной продукции и оборудования зарубежных фирм. </text:span></text:p>
      <text:p text:style-name="P15"><text:span text:style-name="T4">АТТЕСТАЦИЯ</text:span><text:span text:style-name="T2"> рабочих мест: определение совокупных уровней электрических и магнитных полей от всех электрических устройств, находящихся на рабочих местах или в непосредственной близости к ним. Аттестация проводится с целью принятия, в случае необходимости, решения о приведении рабочих мест пользователей ВДТ и ЭВМ в соответствие с требованиями санитарных правил и норм. Указания по проведению аттестации рабочих мест определены в CанПиН 2.2.2.542-96. </text:span></text:p>
      <text:p text:style-name="P4">Как следует из вышеприведенных определений, задачи, цели и методы сертификации продукции и аттестации рабочих мест различны. Различны и требования к аппаратуре, использующейся для сертификации продукции и аттестации рабочих мест. Первая, по сути дела, является частью технологического процесса, и поэтому для сертификации можно использовать так называемые “испытательные средства”, представляющие собой часть технологического оборудования для производства сертифицируемой продукции. <text:line-break/>Не вдаваясь в детали, ограничимся примером сертификации ВДТ по электрическому полю. Эта процедура описывается в ГОСТ Р 50948-96 и ГОСТ Р 50949-96. В общих словах - создается система электродов строго заданной конфигурации, в этой системе определяется потенциал одного из электродов. Если он превышает определенный предел, продукт бракуется. </text:p>
      <text:p text:style-name="P4">В ГОСТах указаны конкретные конструкции электродов (антенн). Эти же документы регламентируют и порядок (методику) проведения сертификационных испытаний. Ряд приборов, которые имеются в продаже в России, снабжены требуемыми по ГОСТ Р 50949-96 антеннами. Например, прибор ЕММ-4 производства шведской фирмы Radians Innova AB, ИЭП-04 (“Циклон-Тест”), B&amp;E-метр (АО “МТМ-Защита”) и др. Все эти приборы можно использовать для проведения сертификационных испытаний. В последнем приборе методика сертификационных испытаний включена в программу микроконтроллера, управляющего работой измерителя. Это позволяет автоматизировать процесс измерения и избежать технических ошибок. </text:p>
      <text:p text:style-name="P4">Если говорить об аттестации рабочих мест, здесь такая процедура неприемлема в принципе, прежде всего из-за индивидуальных особенностей каждого рабочего места (взаимного расположения аппаратуры, системы электропроводки и пр.). Поэтому применительно к рабочему месту речь может идти о принципиально других видах измерений - измерениях физических полей и факторов. Так, в CанПиН 2.2.2.542-96 нормируются величины полей (магнитного и электрического). Здесь для контроля необходимо использовать другой тип аппаратуры - средства измерения. Средства испытаний (например, упомянутые выше приборы ЕММ-4 и ИЭП-04) для этой цели не подходят. Причина этого в том, что “несимметричное подключение первичного преобразователя поля к системе регистрации и принудительная или паразитная связь одного из плеч первичного преобразователя с землей приводит к значительной (150-176%) погрешности измерений. Методика поверки (калибровки) приборов такого типа, изложенная в стандартах ГОСТ Р 50948-96 и ГОСТ Р 50949-96, не соответствует условиям применения этих приборов для контроля норм по электромагнитной безопасности” [4]. </text:p>
      <text:p text:style-name="P4">В этой связи стоит отметить, что в настоящее время единственным выпускаемым в России и аттестованным органами Госстандарта прибором, обеспечивающим прямое измерение напряженности электромагнитного поля в соответствии с требованиями СанПиН 2.2.2.543-96, является Измеритель электрического и магнитного полей “B&amp;E-метр” (рис.10.3). Испытания этого прибора, проведенные в Федеральном Центре Госсанэпиднадзора Минздрава России, показали, что “прибор B&amp;E-метр пригоден для использования в целях санитарного надзора за источниками электромагнитных полей в диапазоне 5 Гц-2 кГц и 2 кГц-0,4 МГц. Он может быть рекомендован для использования Центрами Госсанэпиднадзора в России” [5]. Аттестация приборов “B&amp;E-метр” “позволяет их использовать в органах Госсанэпиднадзора в качестве средств измерения (в том числе и при сертификации продукции)” [6]. </text:p>
      <text:p text:style-name="P4">Измеритель “B&amp;E-метр” (рис.10.3) предназначен для проведения экспрессных измерений среднеквадратичного значения осцилляций электрической и магнитной составляющих электромагнитного поля в жилых и рабочих помещениях. Измеритель может применяться при проведении комплексного санитарно-гигиенического обследования помещений с электрооборудованием (персональные компьютеры, факсимильные аппараты, игровые автоматы и пр.). Типичные применения: общий анализ электромагнитного фона в помещении, поиск источников интенсивного электромагнитного излучения, аттестация рабочих мест и пр. </text:p>
      <text:p text:style-name="P23"><draw:frame draw:style-name="fr1" draw:name="Графический объект3" text:anchor-type="as-char" svg:width="6.668cm" svg:height="8.043cm" draw:z-index="2"><draw:image xlink:href="Pictures/200000070000138900001791D4FD424D.wmf" xlink:type="simple" xlink:show="embed" xlink:actuate="onLoad"/></draw:frame></text:p>
      <text:p text:style-name="P24">Рис.10.3. Измеритель параметров электрического и магнитного полей с дополнительной электрической антенной для сертификации ВДТ.</text:p>
      <text:p text:style-name="P4">В целях аппаратурного обеспечения санитарно-гигиенического надзора и контроля за выполнением Санитарных Правил и Норм 2.2.2.542-96 амплитудные и частотные диапазоны измерений выбраны в соответствии с приведенными в указанном документе допустимыми значениями параметров неионизирующих электромагнитных излучений. </text:p>
      <text:p text:style-name="P4">Измеритель выполнен по многоканальной схеме, позволяющей одновременно проводить измерения электрической и магнитной составляющих электромагнитного поля в двух полосах частот: от 5 Гц до 2 кГц и от 2 кГц до 400 кГц. </text:p>
      <text:p text:style-name="P4">Обработка результатов измерений осуществляется встроенным в прибор микропроцессором. Это позволяет автоматизировать процесс измерения в двух, выбираемых пользователем, режимах: либо непрерывных измерений одного из компонент (режим поиска), либо одноточечных измерений абсолютной величины вектора поля (режим аттестации) и выводить на четырехстрочный матричный индикатор абсолютные значения измеряемых параметров. По желанию пользователя прибор может быть укомплектован дополнительной внешней антенной, с помощью которой можно проводить измерения на соответствие вычислительной техники стандарту ГОСТ Р 50948-96. </text:p>
      <text:p text:style-name="P4">Простота обращения с прибором позволяет пользователю без какой-либо предварительной подготовки быстро и эффективно проводить надежные измерения уровня электромагнитного шума. </text:p>
      <text:p text:style-name="P13"/>
      <text:list text:style-name="RTF_5f_Num_20_2" text:continue-numbering="true">
        <text:list-item>
          <text:p text:style-name="P26">меры принимаемые по обеспечению охраны труда</text:p>
        </text:list-item>
      </text:list>
      <text:p text:style-name="P4"/>
      <text:p text:style-name="P4">В дипломе проводится работа по проектированию системы автоматизированного проектирования (САПР) сверхбольших интегральных схемы на приборах с зарядовой связью. Для программирования данного программного средства пользователю придется работать с мониторами. Для обеспечения безопасности труда оператора монитору, с которым будет производиться работа, предъявляются требования в соответствии с соответствующими ГОСТами и СанПиН.</text:p>
      <text:p text:style-name="P4"/>
      <text:list text:style-name="RTF_5f_Num_20_2" text:continue-numbering="true">
        <text:list-item>
          <text:p text:style-name="P5">ИЗМЕРЕНИЯ электромагнитного поля</text:p>
        </text:list-item>
      </text:list>
      <text:p text:style-name="P4"/>
      <text:p text:style-name="P4">При выполнении измерений составляющих электромагнитного поля, излучаемого ВДТ ЭВМ и другим электрооборудованием, находящимся в пределах и вблизи рабочего места пользователя, необходимо руководствоваться техническими описаниями и инструкциями по эксплуатации используемых для измерений приборов. При аттестации рабочих мест по требованиям СанПиН 2.2.2.542-96 необходимо придерживаться общих рекомендаций, следующих из ГОСТ Р 50948-96 и ГОСТ Р 50949-96. </text:p>
      <text:p text:style-name="P27">10.4.1.1. Организационные мероприятия. </text:p>
      <text:p text:style-name="P4">В ходе организационных мероприятий проводится изучение размещения в здании рабочих мест и их привязка к организационным структурам учреждения. Необходимо получение от заказчика планировки всех помещений, где размещены рабочие места. В случае отсутствия таковых организуется их составление. При наличии планировок силами исполнителя работ производится сверка планировок с реальным размещением рабочих мест. При необходимости планировки уточняются и корректируются, а рабочие места нумеруются. <text:line-break/>Далее производится инвентаризация рабочих мест в ходе которой: </text:p>
      <text:list text:style-name="RTF_5f_Num_20_3" text:continue-numbering="true">
        <text:list-item>
          <text:p text:style-name="P3">устанавливается наличие ВДТ ЭВМ, их типы и номера, место и время изготовления, наличие сертификатов; </text:p>
        </text:list-item>
        <text:list-item>
          <text:p text:style-name="P3">производится маркировка дисплеев порядковыми номерами; </text:p>
        </text:list-item>
        <text:list-item>
          <text:p text:style-name="P3">отмечается наличие вблизи рабочих мест другого электрооборудования, крупных металлических конструкций (сейфов, стеллажей, стоек и т.п.). </text:p>
        </text:list-item>
      </text:list>
      <text:p text:style-name="P4">Результаты инвентаризации рабочих мест в дальнейшем прилагаются к протоколам аттестации. Порядок и время проведения аттестационных измерений согласовывается с заказчиком работы. </text:p>
      <text:p text:style-name="P27">10.4.1.2. Условия измерений.</text:p>
      <text:p text:style-name="P15"><text:span text:style-name="T2">Измерения проводятся в нормальных климатических условиях: <text:line-break/>- температура окружающего воздуха 19 -23 </text:span><text:span text:style-name="T5"></text:span><text:span text:style-name="T2">С; относительная влажность воздуха 35 - 50 %; скорость движения воздуха не более 0,3 м/с. </text:span></text:p>
      <text:p text:style-name="P4">Перед проведением измерений обеспечивается подготовка ВДТ ЭВМ и средств измерения в соответствии с их эксплуатационной документацией. Все электрооборудование, находящееся на рабочем месте и вблизи него, должно быть включено (кроме взаимоисключающих установок), не допускается перемещение, выключение или добавление других электроустройств. </text:p>
      <text:p text:style-name="P4">Измерения проводятся не ранее чем через 20 минут после включения питания, если технической документацией на электрооборудование и программой испытаний не предусмотрен иной режим. Дисплеи ВДТ не должны подвергаться антистатической обработке, если другое не указано в технической документации на конкретное изделие. Перед проведением измерений дисплеи в выключенном состоянии могут быть промыты деионизированной водой с удельной проводимостью не более 10 мкСим/м и выдержаны в течение не менее 6 ч в помещении, отвечающем требованию ГОСТ 21552. Для обработки дисплеев допустимо использование дистиллированной воды. </text:p>
      <text:p text:style-name="P27">10.4.1.3. Оформление результатов аттестации рабочих мест. </text:p>
      <text:p text:style-name="P4">Результаты аттестации рабочих мест оформляются протоколом аттестации, в котором приводятся измеренные: </text:p>
      <text:list text:style-name="RTF_5f_Num_20_3" text:continue-numbering="true">
        <text:list-item>
          <text:p text:style-name="P3">величины электростатического потенциала на экранах обследованных ВДТ; </text:p>
        </text:list-item>
        <text:list-item>
          <text:p text:style-name="P3">уровни напряженности переменного электрического поля раздельно по диапазонам I и II;</text:p>
        </text:list-item>
        <text:list-item>
          <text:p text:style-name="P3">величины магнитного потока раздельно по диапазонам I и II. </text:p>
        </text:list-item>
      </text:list>
      <text:p text:style-name="P4">Для всех результатов приводятся также погрешности измерений, определяемые либо техническими характеристиками измерительных приборов, либо разностью показаний приборов в серии последовательных измерений в одних и тех же местах (в зависимости от того, какая из этих величин больше). <text:line-break/>По результатам измерений выносятся заключения о том, удовлетворяет или нет требованиям СанПиН 2.2.2.542-96 каждое из обследованных рабочих мест. </text:p>
      <text:p text:style-name="P4">Обязательным приложением к протоколу аттестации являются планировки и результаты инвентаризации рабочих мест. Если в результате измерений обнаружено превышение санитарного допустимого уровня, в заключении отмечаются наиболее вероятные источники повышенного электромагнитного излучения. </text:p>
      <text:p text:style-name="P27">10.4.1.4. Выводы, заключение и предложения. </text:p>
      <text:p text:style-name="P4">Важной составной частью процесса проведения аттестации рабочих мест является составление заключения по результатам аттестации и формулировка выводов относительно допустимости продолжения работы на тех местах, где обнаруживается превышение допустимого уровня по электромагнитному излучению. <text:line-break/>Если превышение уровня наблюдается в высокочастотном диапазоне, его можно связать с плохим качеством монитора, и в этом случае вывод о недопустимости дальнейшей работы будет вполне обоснованным. При этом в заключении по результатам аттестации отмечается: </text:p>
      <text:list text:style-name="RTF_5f_Num_20_3" text:continue-numbering="true">
        <text:list-item>
          <text:p text:style-name="P3">тип используемого монитора, </text:p>
        </text:list-item>
        <text:list-item>
          <text:p text:style-name="P3">дата его изготовления, </text:p>
        </text:list-item>
        <text:list-item>
          <text:p text:style-name="P3">наличие на шильдике отметки о том, что данная модель прошла тестирование на предмет соответствия ТСО 95 или MPR II, </text:p>
        </text:list-item>
        <text:list-item>
          <text:p text:style-name="P3">наличие Гигиенического Сертификата либо сертификатов, выданных другими организациями. </text:p>
        </text:list-item>
      </text:list>
      <text:p text:style-name="P4">Если монитор относится к типу устаревших, то следует рекомендовать заменить его на более современный. В противном случае необходима дополнительная проверка качества монитора и, возможно, его ремонт. </text:p>
      <text:p text:style-name="P4">Если в высокочастотном диапазоне (как по электрическому, так и по магнитному полям) и в низкочастотном диапазоне по магнитному полю излучение не превышает допустимый уровень, можно сделать вывод о высоком качестве монитора. Если при этом и электрическое поле в низкочастотном диапазоне удовлетворяет санитарным нормам, то можно сделать вывод о хорошем качестве электропроводки и заземления, использующихся в обследуемом помещении. В этом случае вполне оправданным будет заключение о допустимости продолжения работы на обследованном рабочем месте. </text:p>
      <text:p text:style-name="P4">В случае, если при высоком качестве монитора электрическое поле в низкочастотном диапазоне существенно (даже с учетом возможной погрешности измерений) превышает допустимый уровень, можно сделать вывод о низком качестве электропроводки и заземления, использующихся в обследуемом помещении. Это обстоятельство необходимо отметить в заключении по результатам аттестации. Что касается выводов относительно допустимости продолжения работы на тех местах, где обнаружено превышение допустимого уровня по уровню низкочастотного электрического поля, следует иметь в виду следующее обстоятельство.</text:p>
      <text:p text:style-name="P4">В соответствии с СанПиН 2.2.2.542-96 (“Гигиенические требования к видеодисплейным терминалам, персональным электронно-вычислительным машинам и организация работы”) допустимый уровень электрического поля в низкочастотном (5 Гц - 2 кГц) диапазоне составляет 25 В/м. В то же время, согласно МСанПиН 001-96 (“Санитарные нормы допустимых уровней физических факторов при применении товаров народного потребления в бытовых условиях”) “допустимые уровни напряженности электрического поля тока промышленной частоты (50 Гц), создаваемые ТНП, не должны превышать 0,5 кВ/м” (п.4.6.1). Как видно, допустимый уровень электрического поля на выделенной частоте 50 Гц может превышать интегральный в диапазоне частот 5 Гц - 2 кГц (включающем частоту 50 Гц) в 20 раз. Следовательно, если в результате обследования рабочего места установлено, что превышение допустимого (согласно СанПиН 2.2.2.542-96) уровня электрического поля обусловлено излучением на промышленной частоте 50 Гц (в результате отсутствия заземления или его плохого качества), то вполне допустимо руководствоваться МСанПиН 001-96 и принимать за допустимый уровень величину 0,5 кВ/м. Если результат измерения низкочастотного электрического поля будет меньше этой величины, допускается дальнейшая работа на этом рабочем месте. В противном случае принятие мер, направленных на уменьшение электромагнитного излучения, безусловно, необходимо, что и следует отметить в заключении по результатам проверки. </text:p>
      <text:p text:style-name="P4"/>
      <text:list text:style-name="RTF_5f_Num_20_2" text:continue-numbering="true">
        <text:list-item>
          <text:p text:style-name="P5">МЕРОПРИЯТИЯ ПО СНИЖЕНИЮ УРОВНЯ ЭМИ </text:p>
        </text:list-item>
      </text:list>
      <text:p text:style-name="P12"/>
      <text:p text:style-name="P4">Наиболее эффективная система защиты от излучений основана на принципе замкнутого металлического экрана, располагающегося внутри корпуса монитора и замыкающегося на металлизированное покрытие экрана дисплея. В результате таких мер электрическое и электростатическое поля могут быть понижены до фоновых значений на расстояниях 5-10 см от корпуса, а в сочетании с системой компенсации магнитного поля такая конструкция обеспечивает абсолютную безопасность для пользователя. Подобные мониторы, однако, не распространены в России, по-видимому из-за их относительно высокой (на 200-400 долларов больше) стоимости. </text:p>
      <text:p text:style-name="P4">Шнуры сетевого питания представляют собой эффективные электрические антенны, вполне способные излучать поля амплитудой до 300 В/м на расстоянии до 0,5 м. Для того, чтобы уменьшить это излучение, в выпускаемых за рубежом шнурах питания предусмотрен третий провод, который должен быть соединен с заземляющим контактом в вилке питания. В большинстве розеток, используемых в России, такого контакта нет, либо он никуда не подсоединен. В результате, как правило, работают на незаземленных компьютерах, излучающих электрическое поле на сетевой частоте 50 Гц. Уровень этого излучения может существенно (до 10 раз) превосходить допустимый уровень низкочастотного электрического поля вблизи ЭВМ. Никакое изменение конструкции монитора или системного блока ЭВМ не в состоянии существенно уменьшить уровень этого излучения. </text:p>
      <text:p text:style-name="P4">Единственным способом уменьшения излучения электрического поля на сетевой частоте может быть устройство хорошего заземления в помещении и подсоединение к нему использующихся ЭВМ. При этом недопустимо использование в качестве заземления нулевой фазы электропроводки, труб водопровода, отопления и т.п. оборудования. Необходима прокладка контура заземления дома и проведение специальной заземляющей шины до рабочего помещения, где используются ЭВМ. Это те минимальные меры по приведению рабочих мест пользователей видеодисплейных систем и ЭВМ в соответствие с требованиями санитарных правил, на реализации которых следует настаивать при обнаружении превышения допустимого уровня электромагнитного излучения в процессе аттестации рабочих мест пользователей ЭВМ. </text:p>
      <text:p text:style-name="P4">В случае, если при аттестации рабочих мест оказывается, что уровень электромагнитного излучения превышает допустимый уровень, желательно указать источник повышенного излучения. </text:p>
      <text:p text:style-name="P4">Целесообразно использовать несколько способов определения таких источников:</text:p>
      <text:list text:style-name="RTF_5f_Num_20_3" text:continue-numbering="true">
        <text:list-item>
          <text:p text:style-name="P3">поочередно включать и выключать различные электроустройства на самом рабочем месте и вблизи него, отмечая при этом изменения уровня излучения; можно полагать, что устройство, выключение которого приводит к существенному снижению этого уровня, является источником повышенного излучения; </text:p>
        </text:list-item>
        <text:list-item>
          <text:p text:style-name="P3">перемещая измерительную антенну вдоль различных направлений и отмечая при этом изменения излучения, можно определить направление, вдоль которого происходит наиболее существенный рост величины электромагнитного поля; движение вдоль этого направления, как правило, приближает к источнику повышенного излучения; по результатам таких измерений можно судить о том, какое из электроустройств является источником повышенного излучения. </text:p>
        </text:list-item>
      </text:list>
      <text:p text:style-name="P4">Проводя указанные измерения, следует, однако, иметь в виду, что реальные источники электромагнитной радиации имеют сложную структуру, а пространственное распределение электромагнитных полей является результатом процессов пространственно-временной интерференции полей, генерируемых различными источниками. Поэтому заключения, сделанные по результатам таких измерений, могут быть лишь вероятностными. Точный ответ на вопрос о причине повышенной радиации на рабочих местах может дать только специалист на основе анализа конкретных схем, по которым на данном предприятии (или в жилом помещении) осуществляется электропитание и заземление оборудования.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Symbol1" svg:font-family="Symbol" style:font-family-generic="roman" style:font-charset="x-symbol"/>
    <style:font-face style:name="Tahoma" svg:font-family="Tahoma"/>
    <style:font-face style:name="Times New Roman" svg:font-family="'Times New Roman'" style:font-family-generic="roman"/>
    <style:font-face style:name="Times New Roman CYR" svg:font-family="'Times New Roman CYR'" style:font-family-generic="roman"/>
    <style:font-face style:name="Arial CYR" svg:font-family="'Arial CYR'" style:font-family-generic="swiss"/>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ru" fo:country="RU" style:font-size-asian="12pt" style:language-asian="ru" style:country-asian="RU" style:font-size-complex="12pt" style:language-complex="ru" style:country-complex="RU"/>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CYR" fo:font-size="12pt" fo:language="ru" fo:country="RU" style:font-name-asian="Times New Roman CYR" style:font-size-asian="12pt" style:language-asian="ru" style:country-asian="RU" style:font-name-complex="Times New Roman CYR" style:font-size-complex="12pt" style:language-complex="ru" style:country-complex="R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RTF_5f_Num_20_2_20_1" style:display-name="RTF_Num 2 1" style:family="text">
      <style:text-properties style:font-name="Times New Roman CYR"/>
    </style:style>
    <style:style style:name="RTF_5f_Num_20_3_20_1" style:display-name="RTF_Num 3 1"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2" style:display-name="RTF_Num 2" text:consecutive-numbering="true">
      <text:list-level-style-number text:level="1" text:style-name="RTF_5f_Num_20_2_20_1" style:num-suffix=")" style:num-format="1" text:start-value="2">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79$Win32 OpenOffice.org_project/680m79$Build-8876</meta:generator>
    <meta:creation-date>2005-06-02T21:45:25</meta:creation-date>
    <dc:language>ru-RU</dc:language>
    <meta:editing-cycles>1</meta:editing-cycles>
    <meta:editing-duration>PT0S</meta:editing-duration>
    <meta:user-defined meta:name="Info 1"/>
    <meta:user-defined meta:name="Info 2"/>
    <meta:user-defined meta:name="Info 3"/>
    <meta:user-defined meta:name="Info 4"/>
    <meta:document-statistic meta:table-count="3" meta:image-count="3" meta:object-count="0" meta:page-count="20" meta:paragraph-count="160" meta:word-count="3765" meta:character-count="29863"/>
  </office:meta>
</office:document-meta>
</file>